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AA000000DF4B066ED4.eps" manifest:media-type=""/>
  <manifest:file-entry manifest:full-path="Pictures/200000020000073F00000192C73F35CB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71cm" draw:fill="solid" draw:fill-color="#1075bb" draw:textarea-vertical-align="middle" draw:auto-grow-height="false" draw:fit-to-size="false" fo:padding-top="0.125cm" fo:padding-bottom="0.125cm" fo:padding-left="0.25cm" fo:padding-right="0.25cm" fo:wrap-option="wrap" draw:shadow="hidden" draw:shadow-offset-x="0cm" draw:shadow-offset-y="0.353cm" draw:shadow-color="#000000" draw:shadow-opacity="60%"/>
    </style:style>
    <style:style style:name="gr4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.071cm" draw:fill="gradient" draw:fill-gradient-name="Gradient_20_6" draw:opacity-name="msTransGradient_20_1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106cm" draw:shadow-color="#000000" draw:shadow-opacity="48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start" style:font-independent-line-spacing="true"/>
      <style:text-properties fo:font-size="69pt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5.598cm" svg:height="120.015cm" svg:x="-0.397cm" svg:y="-0.27cm">
          <text:p/>
          <draw:enhanced-geometry svg:viewBox="0 0 21600 21600" draw:type="rectangle" draw:enhanced-path="M 0 0 L 21600 0 21600 21600 0 21600 0 0 Z N"/>
        </draw:custom-shape>
        <draw:frame draw:name="Image 23" draw:style-name="gr2" draw:text-style-name="P2" draw:layer="layout" svg:width="65.314cm" svg:height="14.098cm" svg:x="9.389cm" svg:y="101.524cm">
          <draw:image xlink:href="Pictures/200000020000073F00000192C73F35CB.eps" xlink:type="simple" xlink:show="embed" xlink:actuate="onLoad">
            <text:p/>
          </draw:image>
        </draw:frame>
        <draw:custom-shape draw:name="Rectangle 20" draw:style-name="gr3" draw:text-style-name="P3" draw:layer="layout" svg:width="84.099cm" svg:height="2.499cm" svg:x="-0.003cm" svg:y="0.0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6" draw:style-name="gr2" draw:text-style-name="P2" draw:layer="layout" svg:width="18.404cm" svg:height="5.999cm" svg:x="5cm" svg:y="3.927cm">
          <draw:image xlink:href="Pictures/20000002000002AA000000DF4B066ED4.eps" xlink:type="simple" xlink:show="embed" xlink:actuate="onLoad">
            <text:p/>
          </draw:image>
        </draw:frame>
        <draw:custom-shape draw:style-name="gr4" draw:text-style-name="P1" draw:layer="layout" svg:width="84.116cm" svg:height="0.381cm" svg:x="-0.016cm" svg:y="2.524cm">
          <text:p/>
          <draw:enhanced-geometry svg:viewBox="0 0 21600 21600" draw:type="rectangle" draw:enhanced-path="M 0 0 L 21600 0 21600 21600 0 21600 0 0 Z N"/>
        </draw:custom-shape>
        <draw:custom-shape draw:name="Rectangle 18" draw:style-name="gr5" draw:text-style-name="P3" draw:layer="layout" svg:width="84.097cm" svg:height="1.999cm" svg:x="0cm" svg:y="116.95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6" draw:display-name="Gradient 6" draw:style="linear" draw:start-color="#ffffff" draw:end-color="#3fabe2" draw:start-intensity="100%" draw:end-intensity="100%" draw:angle="0" draw:border="0%"/>
    <draw:opacity draw:name="msTransGradient_20_1" draw:display-name="msTransGradient 1" draw:style="linear" draw:start="0%" draw:end="4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1T04:21:51.961077355</meta:creation-date>
    <dc:date>2015-06-11T04:45:20.013043477</dc:date>
    <meta:editing-duration>PT15M47S</meta:editing-duration>
    <meta:editing-cycles>5</meta:editing-cycles>
    <meta:generator>LibreOffice/4.2.8.2$Linux_X86_64 LibreOffice_project/420m0$Build-2</meta:generator>
    <meta:document-statistic meta:object-count="6"/>
  </office:meta>
</office:document-meta>
</file>